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lwg Typist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lwg Typist" style:text-underline-style="none" fo:font-weight="normal" style:font-weight-asian="normal" style:font-weight-complex="normal"/>
    </style:style>
    <style:style style:name="T6" style:family="text">
      <style:text-properties style:font-name="Tlwg Typist"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lwg Typist" fo:font-size="10pt" style:font-size-asian="10pt" style:font-size-complex="10pt"/>
    </style:style>
    <style:style style:name="T8" style:family="text">
      <style:text-properties style:text-position="super 58%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4</text:p>
      <text:p text:style-name="P4">Software Básico</text:p>
      <text:p text:style-name="P7"/>
      <text:p text:style-name="P6">Pedro Araujo Pires<text:tab/><text:span text:style-name="T1"><text:tab/><text:tab/><text:tab/><text:tab/><text:tab/><text:tab/><text:tab/><text:tab/><text:tab/></text:span>03/07/2011</text:p>
      <text:p text:style-name="P2"/>
      <text:p text:style-name="P2"/>
      <text:p text:style-name="P5">Introdução</text:p>
      <text:p text:style-name="P1"/>
      <text:p text:style-name="P1"><text:tab/>Neste trabalho foi desenvolvido um editor de ligação para módulos de programas feitos para <text:s/>a máquina virtual desenvolvida na trabalho prático 1. O editor de ligação recebe vários módulos, gerados pelo montador, e combina todos eles em um executável para a máquina virtual.</text:p>
      <text:p text:style-name="P1"/>
      <text:p text:style-name="P5">Implementação</text:p>
      <text:p text:style-name="P1"/>
      <text:p text:style-name="P1"><text:tab/>Para implementar o editor de ligação, foi utilizada uma estratégia similar à descrita no livro texto da disciplina: ele primeiro junta os arquivos em um único espaço de endereçamento, calcula as novas posições de memória que os símbolos de cada módulo referenciam, e escreve um um arquivo o programa executável, com as referências corretas à memória.</text:p>
      <text:p text:style-name="P1"><text:tab/>Para que seja possível executar esses passos, o montador implementado no trabalho prático 2 teve de ser modificado. Quando a tradução é feita, o módulo gerado contém informações adicionais a serem usadas pelo editor de ligação. Esse informações são o total de linhas de código no módulo, e a tabela de símbolos do módulo. Além disso, quando há uma referência a um símbolo desconhecido, esse símbolo é mantido no código.</text:p>
      <text:p text:style-name="P1"><text:tab/>Quando o editor de ligação é executado, primeiramente é montado um <text:span text:style-name="T3">array</text:span><text:span text:style-name="T4"> com os nomes dos módulos a serem </text:span><text:span text:style-name="T3">linkados</text:span><text:span text:style-name="T4">. Esse </text:span><text:span text:style-name="T3">array</text:span><text:span text:style-name="T4"> determina a ordem em que os módulos serão traduzidos para o programa executável. O módulo com o código do início do programa sempre ocupa a primeira posição do </text:span><text:span text:style-name="T3">array</text:span><text:span text:style-name="T4">. Os outros módulos ocupam as posições de acordo com a ordem em que eles foram informados na chamada do editor de ligação. Essa parte corresponde à fase de alocação, descrita no livro.</text:span></text:p>
      <text:p text:style-name="P1"><text:span text:style-name="T4"><text:tab/>Os arquivos são lidos na ordem do </text:span><text:span text:style-name="T3">array</text:span><text:span text:style-name="T4">, e é contruída uma tabela de símbolos geral, que contém todos os símbolos declarados em todos os módulos. A tabela de símbolos e o tamanho de cada módulo são usados para isso. Se todos os módulos fossem combinados em um arquivo único, essa seria a tabela de símbolos gerada pelo montador. Essa parte do processo corresponde à fase de ligação.</text:span></text:p>
      <text:p text:style-name="P1"><text:span text:style-name="T4"><text:tab/>A última parte do processo consiste em criar o arquivo com o programa executável. Para fazer isso, os módulos são lidos em sequência (ignorando as informações adicionais geradas pelo montador), e as instruções lidas são escritas no arquivo de saída. Quando uma referência externa é encontrada, a tabela de símbolos é consultada, e a posição correta de memória é escrita no arquivo. Para fazer isso, é usada uma estratégia similar à do montador: é mantido um contador de instruções (ILC), e esse contador é usado para o cálculo da posição correta de memória. Essa parte corresponde à fase de relocação, descrita no livro.</text:span></text:p>
      <text:p text:style-name="P9"><text:tab/></text:p>
      <text:p text:style-name="P1"/>
      <text:p text:style-name="P5">Execução</text:p>
      <text:p text:style-name="P1"/>
      <text:p text:style-name="P2"><text:span text:style-name="T2"><text:tab/>Para compilar o programa, deve-se usar o comando </text:span><text:span text:style-name="T5">make</text:span><text:span text:style-name="T2">, dentro da pasta com o código fonte. Ele irá gerar um executável, que deve ser executado da seguinte forma:</text:span></text:p>
      <text:p text:style-name="P1"/>
      <text:p text:style-name="P8"><text:soft-page-break/>./expansor &lt;entrada&gt; &lt;saida&gt;</text:p>
      <text:p text:style-name="P1"/>
      <text:p text:style-name="P1">O primeiro argumento é o nome do arquivo de entrada, e o segundo argumento é o nome do arquivo que será gerado. </text:p>
      <text:p text:style-name="P1"/>
      <text:p text:style-name="P5">Testes</text:p>
      <text:p text:style-name="P1"/>
      <text:p text:style-name="P1"><text:tab/>Para testar o expansor foram implementados dois programas, que obrigatoriamente usam macros na sua implementação. O primeiro deles, <text:span text:style-name="T7">potencia.macro</text:span><text:span text:style-name="T10">,</text:span><text:span text:style-name="T9"> </text:span>é um programa que lê dois números, a e b, e calcula o valor de a<text:span text:style-name="T8">b</text:span>. Este progrma foi utilizado para testar a chamada de macros dentro de outras macros. Foram definidas 3 macros, de forma que na primeira macro existe uma chamada para a segunda, e na segunda uma chamada para a terceira.</text:p>
      <text:p text:style-name="P1"><text:tab/>O segundo programa, <text:span text:style-name="T7">mediana.macro</text:span>, é um programa que lê 7 números, e imprime a mediana deles. O problema deste programa está em ordenar os números. Para isso foi utilizado o algoritmo de inserção para fazer esta ordenação, devido à sua simplicidade de implementação. Foi feita uma macro que acha o menor elemento, uma que acha o segundo menor, uma para o terceiro e uma para o quarto. O quarto elemento depois de ordenado é a mediana dos números.</text:p>
      <text:p text:style-name="P1"><text:tab/>Todos os testes foram bem sucedidos, de forma que depois que as macros foram expandidas, o programa resultante foi passado pelo montador, e a saída do montador foi executada pela máquina virt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1-05-01T16:24:32</meta:creation-date>
    <dc:date>2011-07-03T16:34:24</dc:date>
    <dc:creator>Pedro Pires</dc:creator>
    <meta:editing-duration>PT04H30M17S</meta:editing-duration>
    <meta:editing-cycles>39</meta:editing-cycles>
    <meta:generator>OpenOffice.org/3.2$Linux OpenOffice.org_project/320m12$Build-9483</meta:generator>
    <meta:document-statistic meta:table-count="0" meta:image-count="0" meta:object-count="0" meta:page-count="2" meta:paragraph-count="20" meta:word-count="670" meta:character-count="3998"/>
  </office:meta>
</office:document-meta>
</file>